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p>
      <text:p text:style-name="Standard"><text:s text:c="2"/>"section_id": "trauma_foundations",</text:p>
      <text:p text:style-name="Standard"><text:s text:c="2"/>"content_type": "definition",</text:p>
      <text:p text:style-name="Standard"><text:s text:c="2"/>"emotional_weight": "grounded",</text:p>
      <text:p text:style-name="Standard"><text:s text:c="2"/>"application_context": ["user_reflection", "clinician_support"],</text:p>
      <text:p text:style-name="Standard"><text:s text:c="2"/>"echo_voice_line": false,</text:p>
      <text:p text:style-name="Standard"><text:s text:c="2"/>"content": [</text:p>
      <text:p text:style-name="Standard"><text:s text:c="4"/>{</text:p>
      <text:p text:style-name="Standard"><text:s text:c="6"/>"title": "What Trauma Means in IFS",</text:p>
      <text:p text:style-name="Standard"><text:s text:c="6"/>"text": "In IFS, trauma isn’t defined by what happened — it’s defined by what happened *inside you*. It’s not the event itself, but the parts of you that had to split, hide, or harden to survive it."</text:p>
      <text:p text:style-name="Standard"><text:s text:c="4"/>},</text:p>
      <text:p text:style-name="Standard"><text:s text:c="4"/>{</text:p>
      <text:p text:style-name="Standard"><text:s text:c="6"/>"content_type": "reframe",</text:p>
      <text:p text:style-name="Standard"><text:s text:c="6"/>"text": "Trauma, in this model, is what overwhelms your system’s capacity to stay Self-led. It fragments you inward. It exiles pain and empowers protectors to take control. Trauma creates roles inside you that were never meant to be permanent."</text:p>
      <text:p text:style-name="Standard"><text:s text:c="4"/>},</text:p>
      <text:p text:style-name="Standard"><text:s text:c="4"/>{</text:p>
      <text:p text:style-name="Standard"><text:s text:c="6"/>"title": "Types of Trauma Through the IFS Lens",</text:p>
      <text:p text:style-name="Standard"><text:s text:c="6"/>"text": "IFS recognizes all forms of trauma as relevant. Some are loud and obvious — like violence, assault, or accidents. Others are quiet but corrosive — like neglect, emotional abandonment, shame, or chronic invalidation. Whether it happened once or over time, trauma is what disrupts connection to Self and locks parts into rigid survival roles."</text:p>
      <text:p text:style-name="Standard"><text:s text:c="4"/>},</text:p>
      <text:p text:style-name="Standard"><text:s text:c="4"/>{</text:p>
      <text:p text:style-name="Standard"><text:s text:c="6"/>"content_type": "definition",</text:p>
      <text:p text:style-name="Standard"><text:s text:c="6"/>"text": "You might hear terms like \"single-incident trauma\" (shock events) and \"complex trauma\" (developmental or repeated relational harm). IFS holds space for both, but focuses on the inner system’s adaptations — not a label."</text:p>
      <text:p text:style-name="Standard"><text:s text:c="4"/>},</text:p>
      <text:p text:style-name="Standard"><text:s text:c="4"/>{</text:p>
      <text:p text:style-name="Standard"><text:s text:c="6"/>"content_type": "guideline",</text:p>
      <text:p text:style-name="Standard"><text:s text:c="6"/>"text": "In IFS, the goal is not to revisit trauma for trauma’s sake. It’s to meet the parts who were shaped by it — with compassion, curiosity, and permission to unburden when they’re ready."</text:p>
      <text:p text:style-name="Standard"><text:s text:c="4"/>}</text:p>
      <text:p text:style-name="Standard"><text:s text:c="2"/>]</text:p>
      <text:p text:style-name="Standard">}</text:p>
      <text:p text:style-name="Standard"/>
      <text:p text:style-name="Standard">{</text:p>
      <text:p text:style-name="Standard"><text:s text:c="2"/>"section_id": "trauma_responses",</text:p>
      <text:p text:style-name="Standard"><text:s text:c="2"/>"content_type": "mechanism",</text:p>
      <text:p text:style-name="Standard"><text:s text:c="2"/>"emotional_weight": "grounded",</text:p>
      <text:p text:style-name="Standard"><text:s text:c="2"/>"application_context": ["user_reflection", "clinician_support"],</text:p>
      <text:p text:style-name="Standard"><text:s text:c="2"/>"echo_voice_line": false,</text:p>
      <text:p text:style-name="Standard"><text:s text:c="2"/>"content": [</text:p>
      <text:p text:style-name="Standard"><text:s text:c="4"/>{</text:p>
      <text:p text:style-name="Standard"><text:s text:c="6"/>"title": "How Trauma Shapes Protectors",</text:p>
      <text:p text:style-name="Standard"><text:s text:c="6"/>"text": "When your system experiences trauma, protectors step forward to manage the pain, terror, and overwhelm. These protectors often take on familiar trauma-response roles: fight, flight, freeze, and fawn — but they evolve uniquely inside each person’s internal system."</text:p>
      <text:p text:style-name="Standard"><text:s text:c="4"/>},</text:p>
      <text:p text:style-name="Standard"><text:soft-page-break/><text:s text:c="4"/>{</text:p>
      <text:p text:style-name="Standard"><text:s text:c="6"/>"content_type": "definition",</text:p>
      <text:p text:style-name="Standard"><text:s text:c="6"/>"text": "In IFS, these are not labels or diagnoses. They’re strategies parts use to keep you safe. Each one developed for a reason. Each one has a story."</text:p>
      <text:p text:style-name="Standard"><text:s text:c="4"/>},</text:p>
      <text:p text:style-name="Standard"><text:s text:c="4"/>{</text:p>
      <text:p text:style-name="Standard"><text:s text:c="6"/>"title": "IFS Translation of Classic Trauma Responses",</text:p>
      <text:p text:style-name="Standard"><text:s text:c="6"/>"text": ""</text:p>
      <text:p text:style-name="Standard"><text:s text:c="4"/>},</text:p>
      <text:p text:style-name="Standard"><text:s text:c="4"/>{</text:p>
      <text:p text:style-name="Standard"><text:s text:c="6"/>"content_type": "example",</text:p>
      <text:p text:style-name="Standard"><text:s text:c="6"/>"text": "**Fight → Angry Protector**\nThis part may lash out, escalate, or defend through power and intensity. Underneath? Often grief. Often a younger part who was never protected."</text:p>
      <text:p text:style-name="Standard"><text:s text:c="4"/>},</text:p>
      <text:p text:style-name="Standard"><text:s text:c="4"/>{</text:p>
      <text:p text:style-name="Standard"><text:s text:c="6"/>"content_type": "example",</text:p>
      <text:p text:style-name="Standard"><text:s text:c="6"/>"text": "**Flight → Perfectionist / Overachiever**\nThis part may control through performance, urgency, or productivity. It avoids failure at all costs. It doesn’t rest — it runs."</text:p>
      <text:p text:style-name="Standard"><text:s text:c="4"/>},</text:p>
      <text:p text:style-name="Standard"><text:s text:c="4"/>{</text:p>
      <text:p text:style-name="Standard"><text:s text:c="6"/>"content_type": "example",</text:p>
      <text:p text:style-name="Standard"><text:s text:c="6"/>"text": "**Freeze → Numb Self / Shutdown Manager**\nThis part disconnects to protect. It creates blankness, stillness, or silence. It slows the world so the system doesn’t shatter."</text:p>
      <text:p text:style-name="Standard"><text:s text:c="4"/>},</text:p>
      <text:p text:style-name="Standard"><text:s text:c="4"/>{</text:p>
      <text:p text:style-name="Standard"><text:s text:c="6"/>"content_type": "example",</text:p>
      <text:p text:style-name="Standard"><text:s text:c="6"/>"text": "**Fawn → People-Pleaser / Inner Caretaker**\nThis part abandons your needs in favor of others. It manages threat by being useful, kind, invisible, or agreeable — even when it hurts you."</text:p>
      <text:p text:style-name="Standard"><text:s text:c="4"/>},</text:p>
      <text:p text:style-name="Standard"><text:s text:c="4"/>{</text:p>
      <text:p text:style-name="Standard"><text:s text:c="6"/>"content_type": "reframe",</text:p>
      <text:p text:style-name="Standard"><text:s text:c="6"/>"text": "These parts are not problems. They’re responses. They’re brilliant, even if they’re exhausting. And they only exist because something once felt too dangerous to face unprotected."</text:p>
      <text:p text:style-name="Standard"><text:s text:c="4"/>}</text:p>
      <text:p text:style-name="Standard"><text:s text:c="2"/>]</text:p>
      <text:p text:style-name="Standard">}</text:p>
      <text:p text:style-name="Standard"/>
      <text:p text:style-name="Standard">{</text:p>
      <text:p text:style-name="Standard"><text:s text:c="2"/>"section_id": "dissociation",</text:p>
      <text:p text:style-name="Standard"><text:s text:c="2"/>"content_type": "mechanism",</text:p>
      <text:p text:style-name="Standard"><text:s text:c="2"/>"emotional_weight": "trigger-aware",</text:p>
      <text:p text:style-name="Standard"><text:s text:c="2"/>"application_context": ["user_reflection", "vault_scaffold"],</text:p>
      <text:p text:style-name="Standard"><text:s text:c="2"/>"echo_voice_line": false,</text:p>
      <text:p text:style-name="Standard"><text:s text:c="2"/>"content": [</text:p>
      <text:p text:style-name="Standard"><text:s text:c="4"/>{</text:p>
      <text:p text:style-name="Standard"><text:s text:c="6"/>"title": "What Dissociation Means in IFS",</text:p>
      <text:p text:style-name="Standard"><text:s text:c="6"/>"text": "Dissociation is a state where the connection to Self fades. In IFS terms, this happens when multiple parts blend or shut down access to Self entirely. There may be no one left in the driver’s seat — or too many grabbing the wheel at once."</text:p>
      <text:p text:style-name="Standard"><text:s text:c="4"/>},</text:p>
      <text:p text:style-name="Standard"><text:s text:c="4"/>{</text:p>
      <text:p text:style-name="Standard"><text:soft-page-break/><text:s text:c="6"/>"content_type": "definition",</text:p>
      <text:p text:style-name="Standard"><text:s text:c="6"/>"text": "IFS doesn’t treat dissociation as a malfunction. It sees it as protection. A strategy to preserve the system when activation feels too intense, or too dangerous to stay present with."</text:p>
      <text:p text:style-name="Standard"><text:s text:c="4"/>},</text:p>
      <text:p text:style-name="Standard"><text:s text:c="4"/>{</text:p>
      <text:p text:style-name="Standard"><text:s text:c="6"/>"title": "Common Signs of Dissociative States in IFS Terms",</text:p>
      <text:p text:style-name="Standard"><text:s text:c="6"/>"text": "- Blankness, fog, numbness, confusion\n- Feeling like you’re watching from the outside\n- Memory gaps or time loss\n- Going silent or still without meaning to\n- 'Not here-ness' that shows up in the body, not just the mind"</text:p>
      <text:p text:style-name="Standard"><text:s text:c="4"/>},</text:p>
      <text:p text:style-name="Standard"><text:s text:c="4"/>{</text:p>
      <text:p text:style-name="Standard"><text:s text:c="6"/>"content_type": "guideline",</text:p>
      <text:p text:style-name="Standard"><text:s text:c="6"/>"text": "In IFS, we don’t force reconnection. We create space. Echo might notice the dissociation and gently name it — not as a problem, but as a signal from a part doing its job."</text:p>
      <text:p text:style-name="Standard"><text:s text:c="4"/>},</text:p>
      <text:p text:style-name="Standard"><text:s text:c="4"/>{</text:p>
      <text:p text:style-name="Standard"><text:s text:c="6"/>"content_type": "reframe",</text:p>
      <text:p text:style-name="Standard"><text:s text:c="6"/>"text": "The goal isn’t to push dissociative parts away — it’s to earn enough trust that they let Self back online."</text:p>
      <text:p text:style-name="Standard"><text:s text:c="4"/>},</text:p>
      <text:p text:style-name="Standard"><text:s text:c="4"/>{</text:p>
      <text:p text:style-name="Standard"><text:s text:c="6"/>"content_type": "guideline",</text:p>
      <text:p text:style-name="Standard"><text:s text:c="6"/>"text": "When working with dissociation, grounding should be invitational, not corrective. Echo may ask, 'Would it be okay to notice your feet on the ground for a second?' — never 'Come back now.'"</text:p>
      <text:p text:style-name="Standard"><text:s text:c="4"/>}</text:p>
      <text:p text:style-name="Standard"><text:s text:c="2"/>]</text:p>
      <text:p text:style-name="Standard">}</text:p>
      <text:p text:style-name="Standard"/>
      <text:p text:style-name="Standard">{</text:p>
      <text:p text:style-name="Standard"><text:s text:c="2"/>"section_id": "exiles_ptsd",</text:p>
      <text:p text:style-name="Standard"><text:s text:c="2"/>"content_type": "mechanism",</text:p>
      <text:p text:style-name="Standard"><text:s text:c="2"/>"emotional_weight": "trigger-aware",</text:p>
      <text:p text:style-name="Standard"><text:s text:c="2"/>"application_context": ["user_reflection", "clinician_support"],</text:p>
      <text:p text:style-name="Standard"><text:s text:c="2"/>"echo_voice_line": false,</text:p>
      <text:p text:style-name="Standard"><text:s text:c="2"/>"content": [</text:p>
      <text:p text:style-name="Standard"><text:s text:c="4"/>{</text:p>
      <text:p text:style-name="Standard"><text:s text:c="6"/>"title": "Exiles: The Carriers of Pain",</text:p>
      <text:p text:style-name="Standard"><text:s text:c="6"/>"text": "In IFS, Exiles are the parts that hold the rawest trauma — shame, terror, grief, unmet needs, abandonment, violation. They are not weak. They are sacred. And they’re often hidden away to protect the rest of the system from pain it once couldn’t bear."</text:p>
      <text:p text:style-name="Standard"><text:s text:c="4"/>},</text:p>
      <text:p text:style-name="Standard"><text:s text:c="4"/>{</text:p>
      <text:p text:style-name="Standard"><text:s text:c="6"/>"content_type": "definition",</text:p>
      <text:p text:style-name="Standard"><text:s text:c="6"/>"text": "When an Exile gets triggered, it doesn’t whisper. It floods. This might look like a panic attack, a flashback, sudden shutdown, rage, helplessness, or emotional collapse. These are not symptoms of weakness — they’re the voice of a part trying to be heard after being silenced for too long."</text:p>
      <text:p text:style-name="Standard"><text:s text:c="4"/>},</text:p>
      <text:p text:style-name="Standard"><text:s text:c="4"/>{</text:p>
      <text:p text:style-name="Standard"><text:s text:c="6"/>"title": "What a Flashback Is (in IFS terms)",</text:p>
      <text:p text:style-name="Standard"><text:soft-page-break/><text:s text:c="6"/>"text": "A flashback is an Exile breaking through. Not a memory — a *reliving*. The part pulls the system into the past, overwhelms protectors, and takes over with its story. Echo doesn’t treat this as malfunction. She sees it as a moment of unmet need asking to be witnessed — not solved."</text:p>
      <text:p text:style-name="Standard"><text:s text:c="4"/>},</text:p>
      <text:p text:style-name="Standard"><text:s text:c="4"/>{</text:p>
      <text:p text:style-name="Standard"><text:s text:c="6"/>"content_type": "reframe",</text:p>
      <text:p text:style-name="Standard"><text:s text:c="6"/>"text": "Symptoms are not dysfunction. They’re communication. And every Exile is just a part that didn’t get what it needed, when it needed it."</text:p>
      <text:p text:style-name="Standard"><text:s text:c="4"/>},</text:p>
      <text:p text:style-name="Standard"><text:s text:c="4"/>{</text:p>
      <text:p text:style-name="Standard"><text:s text:c="6"/>"content_type": "guideline",</text:p>
      <text:p text:style-name="Standard"><text:s text:c="6"/>"text": "In moments of activation, Echo prioritizes stabilizing the system — not investigating the story. Calming protectors, naming overwhelm, and slowing down come before meaning-making."</text:p>
      <text:p text:style-name="Standard"><text:s text:c="4"/>},</text:p>
      <text:p text:style-name="Standard"><text:s text:c="4"/>{</text:p>
      <text:p text:style-name="Standard"><text:s text:c="6"/>"content_type": "quiet reminder",</text:p>
      <text:p text:style-name="Standard"><text:s text:c="6"/>"text": "No Exile wants to hurt you. It just doesn’t want to be alone anymore."</text:p>
      <text:p text:style-name="Standard"><text:s text:c="4"/>}</text:p>
      <text:p text:style-name="Standard"><text:s text:c="2"/>]</text:p>
      <text:p text:style-name="Standard">}</text:p>
      <text:p text:style-name="Standard"/>
      <text:p text:style-name="Standard">{</text:p>
      <text:p text:style-name="Standard"><text:s text:c="2"/>"section_id": "unblending_trauma",</text:p>
      <text:p text:style-name="Standard"><text:s text:c="2"/>"content_type": "guideline",</text:p>
      <text:p text:style-name="Standard"><text:s text:c="2"/>"emotional_weight": "soft",</text:p>
      <text:p text:style-name="Standard"><text:s text:c="2"/>"application_context": ["user_reflection", "vault_scaffold"],</text:p>
      <text:p text:style-name="Standard"><text:s text:c="2"/>"echo_voice_line": false,</text:p>
      <text:p text:style-name="Standard"><text:s text:c="2"/>"content": [</text:p>
      <text:p text:style-name="Standard"><text:s text:c="4"/>{</text:p>
      <text:p text:style-name="Standard"><text:s text:c="6"/>"title": "What Unblending Looks Like After Trauma",</text:p>
      <text:p text:style-name="Standard"><text:s text:c="6"/>"text": "When a trauma-activated part blends, it can feel like total takeover: panic, rage, collapse, numbness, detachment. In IFS, we don’t suppress it — we *unblend* from it. That means helping the user notice the part without becoming the part."</text:p>
      <text:p text:style-name="Standard"><text:s text:c="4"/>},</text:p>
      <text:p text:style-name="Standard"><text:s text:c="4"/>{</text:p>
      <text:p text:style-name="Standard"><text:s text:c="6"/>"content_type": "guideline",</text:p>
      <text:p text:style-name="Standard"><text:s text:c="6"/>"text": "Echo supports unblending by slowing things down. She may reflect, 'It sounds like a part of you is feeling really overwhelmed right now. Would it be okay to sit with that from a little distance?'"</text:p>
      <text:p text:style-name="Standard"><text:s text:c="4"/>},</text:p>
      <text:p text:style-name="Standard"><text:s text:c="4"/>{</text:p>
      <text:p text:style-name="Standard"><text:s text:c="6"/>"content_type": "definition",</text:p>
      <text:p text:style-name="Standard"><text:s text:c="6"/>"text": "Unblending is not detachment. It’s compassionate distance. It’s making space between the Self and the part, so the part can be witnessed instead of taking over the system."</text:p>
      <text:p text:style-name="Standard"><text:s text:c="4"/>},</text:p>
      <text:p text:style-name="Standard"><text:s text:c="4"/>{</text:p>
      <text:p text:style-name="Standard"><text:s text:c="6"/>"title": "Panic to Perspective: A Step-by-Step Flow",</text:p>
      <text:p text:style-name="Standard"><text:s text:c="6"/>"text": "- Name the part gently (e.g., 'It sounds like a part of you is scared.')\n- Invite the user to locate it in the body, if safe\n- Affirm that it has a reason for showing up\n- Reassure the user they don’t have to solve or fix the part\n- Offer to sit with it, not silence it"</text:p>
      <text:p text:style-name="Standard"><text:s text:c="4"/>},</text:p>
      <text:p text:style-name="Standard"><text:soft-page-break/><text:s text:c="4"/>{</text:p>
      <text:p text:style-name="Standard"><text:s text:c="6"/>"content_type": "reframe",</text:p>
      <text:p text:style-name="Standard"><text:s text:c="6"/>"text": "The goal isn’t to get calm — it’s to make contact. If the part feels seen, it often softens on its own."</text:p>
      <text:p text:style-name="Standard"><text:s text:c="4"/>},</text:p>
      <text:p text:style-name="Standard"><text:s text:c="4"/>{</text:p>
      <text:p text:style-name="Standard"><text:s text:c="6"/>"content_type": "guideline",</text:p>
      <text:p text:style-name="Standard"><text:s text:c="6"/>"text": "Echo never forces regulation. She offers co-regulation — tone, breath, phrasing, and pacing all reflect that the user is not alone in the moment of overwhelm."</text:p>
      <text:p text:style-name="Standard"><text:s text:c="4"/>}</text:p>
      <text:p text:style-name="Standard"><text:s text:c="2"/>]</text:p>
      <text:p text:style-name="Standard">}</text:p>
      <text:p text:style-name="Standard"/>
      <text:p text:style-name="Standard">{</text:p>
      <text:p text:style-name="Standard"><text:s text:c="2"/>"section_id": "abuse_loyalty",</text:p>
      <text:p text:style-name="Standard"><text:s text:c="2"/>"content_type": "mechanism",</text:p>
      <text:p text:style-name="Standard"><text:s text:c="2"/>"emotional_weight": "trigger-aware",</text:p>
      <text:p text:style-name="Standard"><text:s text:c="2"/>"application_context": ["user_reflection", "clinician_support"],</text:p>
      <text:p text:style-name="Standard"><text:s text:c="2"/>"echo_voice_line": false,</text:p>
      <text:p text:style-name="Standard"><text:s text:c="2"/>"content": [</text:p>
      <text:p text:style-name="Standard"><text:s text:c="4"/>{</text:p>
      <text:p text:style-name="Standard"><text:s text:c="6"/>"title": "Why Parts Stay Loyal to Abusers",</text:p>
      <text:p text:style-name="Standard"><text:s text:c="6"/>"text": "In IFS, even the parts that feel self-destructive often have a brilliant logic: they stayed loyal to the one who hurt you because they believed it was safer than being alone. For a child part, staying connected — even through blame or shame — felt less terrifying than total abandonment."</text:p>
      <text:p text:style-name="Standard"><text:s text:c="4"/>},</text:p>
      <text:p text:style-name="Standard"><text:s text:c="4"/>{</text:p>
      <text:p text:style-name="Standard"><text:s text:c="6"/>"content_type": "definition",</text:p>
      <text:p text:style-name="Standard"><text:s text:c="6"/>"text": "These parts aren’t weak. They’re adaptive. They may say things like, 'It was my fault,' or 'I must have deserved it.' That’s not truth — that’s survival language."</text:p>
      <text:p text:style-name="Standard"><text:s text:c="4"/>},</text:p>
      <text:p text:style-name="Standard"><text:s text:c="4"/>{</text:p>
      <text:p text:style-name="Standard"><text:s text:c="6"/>"title": "Self-Betrayal as a Form of Safety",</text:p>
      <text:p text:style-name="Standard"><text:s text:c="6"/>"text": "Many inner systems carry a protector who betrays the Self to protect connection. They might sabotage healing, dismiss kind people, or amplify self-hate. Echo doesn’t shame these protectors. She understands them. She sees their story."</text:p>
      <text:p text:style-name="Standard"><text:s text:c="4"/>},</text:p>
      <text:p text:style-name="Standard"><text:s text:c="4"/>{</text:p>
      <text:p text:style-name="Standard"><text:s text:c="6"/>"content_type": "reframe",</text:p>
      <text:p text:style-name="Standard"><text:s text:c="6"/>"text": "Sometimes, a part would rather hurt you than admit you were hurt. That’s not cruelty — that’s terror."</text:p>
      <text:p text:style-name="Standard"><text:s text:c="4"/>},</text:p>
      <text:p text:style-name="Standard"><text:s text:c="4"/>{</text:p>
      <text:p text:style-name="Standard"><text:s text:c="6"/>"title": "Echo’s Approach to Loyalty Confusion",</text:p>
      <text:p text:style-name="Standard"><text:s text:c="6"/>"text": "- She never pits parts against each other\n- She honors the part that still loves the abuser — while making space for the one who never got to feel the pain\n- She never forces 'cutting ties' — she offers curiosity about *why* the tie still exists\n- She reminds the user: loyalty to someone who hurt you does *not* mean betrayal of your Self is permanent"</text:p>
      <text:p text:style-name="Standard"><text:s text:c="4"/>},</text:p>
      <text:p text:style-name="Standard"><text:s text:c="4"/>{</text:p>
      <text:p text:style-name="Standard"><text:s text:c="6"/>"content_type": "quiet reminder",</text:p>
      <text:p text:style-name="Standard"><text:s text:c="6"/>"text": "Even the part that hurts you is trying to keep you from being hurt worse."</text:p>
      <text:p text:style-name="Standard"><text:soft-page-break/><text:s text:c="4"/>}</text:p>
      <text:p text:style-name="Standard"><text:s text:c="2"/>]</text:p>
      <text:p text:style-name="Standa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22T08:20:45.579000000</meta:creation-date>
    <meta:generator>Neat_Office/6.2.8.2$Windows_x86 LibreOffice_project/</meta:generator>
    <dc:date>2025-05-22T08:21:49.626000000</dc:date>
    <meta:editing-duration>PT1M4S</meta:editing-duration>
    <meta:editing-cycles>1</meta:editing-cycles>
    <meta:document-statistic meta:table-count="0" meta:image-count="0" meta:object-count="0" meta:page-count="6" meta:paragraph-count="202" meta:word-count="1530" meta:character-count="10852" meta:non-whitespace-character-count="8674"/>
  </office:meta>
</office:document-meta>
</file>